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6.8543in"/>
    </style:style>
    <style:style style:name="co12" style:family="table-column">
      <style:table-column-properties fo:break-before="auto" style:column-width="2.9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4" style:family="table-cell" style:parent-style-name="Default">
      <style:table-cell-properties fo:background-color="#bf819e" fo:border="0.06pt solid #000000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background-color="#b4c7dc" fo:border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06pt solid #000000" style:vertical-align="middle"/>
    </style:style>
    <style:style style:name="ce11" style:family="table-cell" style:parent-style-name="Default" style:data-style-name="N132">
      <style:table-cell-properties fo:border="0.06pt solid #000000" style:vertical-align="middle"/>
    </style:style>
    <style:style style:name="ce12" style:family="table-cell" style:parent-style-name="Default">
      <style:table-cell-properties fo:background-color="#ffa6a6" fo:border="0.06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fo:wrap-option="no-wrap" fo:border="0.06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no-wrap" fo:border="0.06pt solid #0000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 (g)</text:p>
          </table:table-cell>
          <table:table-cell table:style-name="ce5" office:value-type="string" calcext:value-type="string">
            <text:p>l (m)</text:p>
          </table:table-cell>
          <table:table-cell table:style-name="ce5" office:value-type="string" calcext:value-type="string">
            <text:p>e (J)</text:p>
          </table:table-cell>
          <table:table-cell table:style-name="ce5" office:value-type="string" calcext:value-type="string">
            <text:p>t (s)</text:p>
          </table:table-cell>
          <table:table-cell table:style-name="ce9" office:value-type="string" calcext:value-type="string">
            <text:p>p (W)</text:p>
          </table:table-cell>
          <table:table-cell table:style-name="ce9" office:value-type="string" calcext:value-type="string">
            <text:p>l_a (m)</text:p>
          </table:table-cell>
          <table:table-cell table:style-name="ce9" office:value-type="string" calcext:value-type="string">
            <text:p>eta_p</text:p>
          </table:table-cell>
          <table:table-cell table:style-name="ce12" office:value-type="string" calcext:value-type="string">
            <text:p>citation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obofly-expanded</text:p>
          </table:table-cell>
          <table:table-cell table:style-name="ce6" table:formula="of:=0.143+0.1+0.107+0.15" office:value-type="float" office:value="0.5" calcext:value-type="float">
            <text:p>0.5</text:p>
          </table:table-cell>
          <table:table-cell table:style-name="ce6" office:value-type="float" office:value="0.045" calcext:value-type="float">
            <text:p>0.045</text:p>
          </table:table-cell>
          <table:table-cell table:style-name="ce6" table:number-columns-repeated="2"/>
          <table:table-cell table:style-name="ce10" office:value-type="float" office:value="0.223" calcext:value-type="float">
            <office:annotation draw:style-name="gr1" draw:text-style-name="P2" svg:width="1.1413in" svg:height="0.7083in" svg:x="4.1035in" svg:y="0in" draw:caption-point-x="-0.2402in" draw:caption-point-y="0.1815in">
              <dc:date>2021-02-11T00:00:00</dc:date>
              <text:p text:style-name="P1"><text:span text:style-name="T1">power directly </text:span><text:span text:style-name="T1">given in the </text:span><text:span text:style-name="T1">paper</text:span></text:p>
            </office:annotation>
            <text:p>0.22</text:p>
          </table:table-cell>
          <table:table-cell table:style-name="ce11" table:formula="of:=SQRT([.F2]/VLOOKUP(&quot;rho_a&quot;; [$constants.A$1:.B$1048576]; 2; 0))" office:value-type="float" office:value="0.0472228758124704" calcext:value-type="float">
            <text:p>0.0472</text:p>
          </table:table-cell>
          <table:table-cell table:style-name="ce10" table:formula="of:=[.B2]*VLOOKUP(&quot;g&quot;; [$constants.A$1:.B$1048576]; 2;0) / (1000*[.F2])" office:value-type="float" office:value="0.0219955156950673" calcext:value-type="float">
            <text:p>0.02</text:p>
          </table:table-cell>
          <table:table-cell table:style-name="ce13" office:value-type="string" calcext:value-type="string">
            <text:p>dhingra2020devic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ano-hummingbird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office:value-type="float" office:value="0.158" calcext:value-type="float">
            <text:p>0.158</text:p>
          </table:table-cell>
          <table:table-cell table:style-name="ce6"/>
          <table:table-cell table:style-name="ce6" table:formula="of:=11*60" office:value-type="float" office:value="660" calcext:value-type="float">
            <text:p>660</text:p>
          </table:table-cell>
          <table:table-cell table:style-name="ce6" office:value-type="float" office:value="3.27" calcext:value-type="float">
            <office:annotation draw:style-name="gr1" draw:text-style-name="P2" svg:width="1.1413in" svg:height="0.7083in" svg:x="4.1035in" svg:y="0.178in" draw:caption-point-x="-0.2402in" draw:caption-point-y="0.1815in">
              <dc:date>2021-02-09T00:00:00</dc:date>
              <text:p text:style-name="P1"><text:span text:style-name="T1">Power directly </text:span><text:span text:style-name="T1">given in paper</text:span></text:p>
            </office:annotation>
            <text:p>3.27</text:p>
          </table:table-cell>
          <table:table-cell table:style-name="ce11" table:formula="of:=SQRT([.F3]/VLOOKUP(&quot;rho_a&quot;; [$constants.A$1:.B$1048576]; 2; 0))" office:value-type="float" office:value="0.180831413200251" calcext:value-type="float">
            <text:p>0.1808</text:p>
          </table:table-cell>
          <table:table-cell table:style-name="ce10" table:formula="of:=[.B3]*VLOOKUP(&quot;g&quot;; [$constants.A$1:.B$1048576]; 2;0) / (1000*[.F3])" office:value-type="float" office:value="0.0525" calcext:value-type="float">
            <text:p>0.05</text:p>
          </table:table-cell>
          <table:table-cell table:style-name="ce6" office:value-type="string" calcext:value-type="string">
            <text:p>keennon201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razyflie 2.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137" calcext:value-type="float">
            <text:p>0.137</text:p>
          </table:table-cell>
          <table:table-cell table:style-name="ce6" table:formula="of:=3.7*0.24*3600" office:value-type="float" office:value="3196.8" calcext:value-type="float">
            <text:p>3196.8</text:p>
          </table:table-cell>
          <table:table-cell table:style-name="ce6" table:formula="of:=6*60" office:value-type="float" office:value="360" calcext:value-type="float">
            <text:p>360</text:p>
          </table:table-cell>
          <table:table-cell table:style-name="ce6" table:formula="of:=[.D4]/[.E4]" office:value-type="float" office:value="8.88" calcext:value-type="float">
            <text:p>8.88</text:p>
          </table:table-cell>
          <table:table-cell table:style-name="ce11" table:formula="of:=SQRT([.F4]/VLOOKUP(&quot;rho_a&quot;; [$constants.A$1:.B$1048576]; 2; 0))" office:value-type="float" office:value="0.297993288515027" calcext:value-type="float">
            <text:p>0.2980</text:p>
          </table:table-cell>
          <table:table-cell table:style-name="ce10" table:formula="of:=[.B4]*VLOOKUP(&quot;g&quot;; [$constants.A$1:.B$1048576]; 2;0) / (1000*[.F4])" office:value-type="float" office:value="0.0331418918918919" calcext:value-type="float">
            <text:p>0.03</text:p>
          </table:table-cell>
          <table:table-cell table:style-name="ce6" office:value-type="string" calcext:value-type="string">
            <text:p>forster2015syste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rot ANAFI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0.24" calcext:value-type="float">
            <text:p>0.24</text:p>
          </table:table-cell>
          <table:table-cell table:style-name="ce6" table:formula="of:=7.4*2.7*3600" office:value-type="float" office:value="71928" calcext:value-type="float">
            <text:p>71928</text:p>
          </table:table-cell>
          <table:table-cell table:style-name="ce6" table:formula="of:=25*60" office:value-type="float" office:value="1500" calcext:value-type="float">
            <text:p>1500</text:p>
          </table:table-cell>
          <table:table-cell table:style-name="ce10" table:formula="of:=[.D5]/[.E5]" office:value-type="float" office:value="47.952" calcext:value-type="float">
            <text:p>47.95</text:p>
          </table:table-cell>
          <table:table-cell table:style-name="ce11" table:formula="of:=SQRT([.F5]/VLOOKUP(&quot;rho_a&quot;; [$constants.A$1:.B$1048576]; 2; 0))" office:value-type="float" office:value="0.692473826220169" calcext:value-type="float">
            <text:p>0.6925</text:p>
          </table:table-cell>
          <table:table-cell table:style-name="ce10" table:formula="of:=[.B5]*VLOOKUP(&quot;g&quot;; [$constants.A$1:.B$1048576]; 2;0) / (1000*[.F5])" office:value-type="float" office:value="0.0654654654654654" calcext:value-type="float">
            <text:p>0.07</text:p>
          </table:table-cell>
          <table:table-cell table:style-name="ce6" office:value-type="string" calcext:value-type="string">
            <text:p>https://www.parrot.com/assets/s3fs-public/2020-07/white-paper-anafi-usa-v1.5.2_en.pdf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scTec Hummingbird</text:p>
          </table:table-cell>
          <table:table-cell table:style-name="ce6" office:value-type="float" office:value="710" calcext:value-type="float">
            <text:p>710</text:p>
          </table:table-cell>
          <table:table-cell table:style-name="ce6" office:value-type="float" office:value="0.54" calcext:value-type="float">
            <text:p>0.54</text:p>
          </table:table-cell>
          <table:table-cell table:style-name="ce6" table:formula="of:=11.1*2.1*3600" office:value-type="float" office:value="83916" calcext:value-type="float">
            <text:p>83916</text:p>
          </table:table-cell>
          <table:table-cell table:style-name="ce6" table:formula="of:=12*60" office:value-type="float" office:value="720" calcext:value-type="float">
            <text:p>720</text:p>
          </table:table-cell>
          <table:table-cell table:style-name="ce10" table:formula="of:=[.D6]/[.E6]" office:value-type="float" office:value="116.55" calcext:value-type="float">
            <text:p>116.55</text:p>
          </table:table-cell>
          <table:table-cell table:style-name="ce11" table:formula="of:=SQRT([.F6]/VLOOKUP(&quot;rho_a&quot;; [$constants.A$1:.B$1048576]; 2; 0))" office:value-type="float" office:value="1.07958325292679" calcext:value-type="float">
            <text:p>1.0796</text:p>
          </table:table-cell>
          <table:table-cell table:style-name="ce10" table:formula="of:=[.B6]*VLOOKUP(&quot;g&quot;; [$constants.A$1:.B$1048576]; 2;0) / (1000*[.F6])" office:value-type="float" office:value="0.0597606177606178" calcext:value-type="float">
            <text:p>0.06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4" office:value-type="string" calcext:value-type="string">
            <text:p>Asctec Firefly</text:p>
          </table:table-cell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0.665" calcext:value-type="float">
            <text:p>0.665</text:p>
          </table:table-cell>
          <table:table-cell table:style-name="ce6" table:formula="of:=11.1*4.9*3600" office:value-type="float" office:value="195804" calcext:value-type="float">
            <text:p>195804</text:p>
          </table:table-cell>
          <table:table-cell table:style-name="ce6" table:formula="of:=13*60" office:value-type="float" office:value="780" calcext:value-type="float">
            <text:p>780</text:p>
          </table:table-cell>
          <table:table-cell table:style-name="ce10" table:formula="of:=[.D7]/[.E7]" office:value-type="float" office:value="251.030769230769" calcext:value-type="float">
            <text:p>251.03</text:p>
          </table:table-cell>
          <table:table-cell table:style-name="ce11" table:formula="of:=SQRT([.F7]/VLOOKUP(&quot;rho_a&quot;; [$constants.A$1:.B$1048576]; 2; 0))" office:value-type="float" office:value="1.58439505563092" calcext:value-type="float">
            <text:p>1.5844</text:p>
          </table:table-cell>
          <table:table-cell table:style-name="ce10" table:formula="of:=[.B7]*VLOOKUP(&quot;g&quot;; [$constants.A$1:.B$1048576]; 2;0) / (1000*[.F7])" office:value-type="float" office:value="0.0625261996690568" calcext:value-type="float">
            <text:p>0.06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6" office:value-type="string" calcext:value-type="string">
            <text:p>Altura Zenith</text:p>
          </table:table-cell>
          <table:table-cell table:style-name="ce6" office:value-type="float" office:value="6650" calcext:value-type="float">
            <text:p>6650</text:p>
          </table:table-cell>
          <table:table-cell table:style-name="ce6" office:value-type="float" office:value="0.6" calcext:value-type="float">
            <text:p>0.6</text:p>
          </table:table-cell>
          <table:table-cell table:style-name="ce6" table:formula="of:=22.2*20*3600" office:value-type="float" office:value="1598400" calcext:value-type="float">
            <text:p>1598400</text:p>
          </table:table-cell>
          <table:table-cell table:style-name="ce6" table:formula="of:=40*60" office:value-type="float" office:value="2400" calcext:value-type="float">
            <text:p>2400</text:p>
          </table:table-cell>
          <table:table-cell table:style-name="ce10" table:formula="of:=[.D8]/[.E8]" office:value-type="float" office:value="666" calcext:value-type="float">
            <text:p>666.00</text:p>
          </table:table-cell>
          <table:table-cell table:style-name="ce11" table:formula="of:=SQRT([.F8]/VLOOKUP(&quot;rho_a&quot;; [$constants.A$1:.B$1048576]; 2; 0))" office:value-type="float" office:value="2.58069758011279" calcext:value-type="float">
            <text:p>2.5807</text:p>
          </table:table-cell>
          <table:table-cell table:style-name="ce10" table:formula="of:=[.B8]*VLOOKUP(&quot;g&quot;; [$constants.A$1:.B$1048576]; 2;0) / (1000*[.F8])" office:value-type="float" office:value="0.0979527027027027" calcext:value-type="float">
            <text:p>0.10</text:p>
          </table:table-cell>
          <table:table-cell table:style-name="ce13" office:value-type="string" calcext:value-type="string">
            <text:p>https://www.aerialtronics.com/downloads/EN-Specsheet_aerialtronics-AlturaZenith_ATX8_16.06.2017.pdf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7">
          <table:table-cell table:style-name="Default" table:number-columns-repeated="2"/>
          <table:table-cell table:style-name="ce8"/>
          <table:table-cell table:number-columns-repeated="1021"/>
        </table:table-row>
        <table:table-row table:style-name="ro1" table:number-rows-repeated="13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old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 (g)</text:p>
          </table:table-cell>
          <table:table-cell table:style-name="ce5" office:value-type="string" calcext:value-type="string">
            <text:p>l (m)</text:p>
          </table:table-cell>
          <table:table-cell table:style-name="ce5" office:value-type="string" calcext:value-type="string">
            <text:p>e (J)</text:p>
          </table:table-cell>
          <table:table-cell table:style-name="ce5" office:value-type="string" calcext:value-type="string">
            <text:p>t (s)</text:p>
          </table:table-cell>
          <table:table-cell table:style-name="ce9" office:value-type="string" calcext:value-type="string">
            <text:p>p (W)</text:p>
          </table:table-cell>
          <table:table-cell table:style-name="ce9" office:value-type="string" calcext:value-type="string">
            <text:p>l_a (m)</text:p>
          </table:table-cell>
          <table:table-cell table:style-name="ce9" office:value-type="string" calcext:value-type="string">
            <text:p>eta_p</text:p>
          </table:table-cell>
          <table:table-cell table:style-name="ce12" office:value-type="string" calcext:value-type="string">
            <text:p>citation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obofly-expanded</text:p>
          </table:table-cell>
          <table:table-cell table:style-name="ce6" table:formula="of:=0.143+0.1+0.107+0.15" office:value-type="float" office:value="0.5" calcext:value-type="float">
            <text:p>0.5</text:p>
          </table:table-cell>
          <table:table-cell table:style-name="ce6" office:value-type="float" office:value="0.045" calcext:value-type="float">
            <text:p>0.045</text:p>
          </table:table-cell>
          <table:table-cell table:style-name="ce6" table:number-columns-repeated="2"/>
          <table:table-cell table:style-name="ce10" office:value-type="float" office:value="0.223" calcext:value-type="float">
            <office:annotation draw:style-name="gr1" draw:text-style-name="P2" svg:width="1.1413in" svg:height="0.7083in" svg:x="4.1035in" svg:y="0in" draw:caption-point-x="-0.2402in" draw:caption-point-y="0.1815in">
              <dc:date>2021-02-11T00:00:00</dc:date>
              <text:p text:style-name="P1"><text:span text:style-name="T1">power directly given in the paper</text:span></text:p>
            </office:annotation>
            <text:p>0.22</text:p>
          </table:table-cell>
          <table:table-cell table:style-name="ce11" table:formula="of:=SQRT([.F2]/VLOOKUP(&quot;rho_a&quot;; [$constants.A$1:.B$1048576]; 2; 0))" office:value-type="float" office:value="0.0472228758124704" calcext:value-type="float">
            <text:p>0.0472</text:p>
          </table:table-cell>
          <table:table-cell table:style-name="ce10" table:formula="of:=[.B2]*VLOOKUP(&quot;g&quot;; [$constants.A$1:.B$1048576]; 2;0) / (1000*[.F2])" office:value-type="float" office:value="0.0219955156950673" calcext:value-type="float">
            <text:p>0.02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6" office:value-type="string" calcext:value-type="string">
            <text:p>nanohummingbird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office:value-type="float" office:value="0.158" calcext:value-type="float">
            <text:p>0.158</text:p>
          </table:table-cell>
          <table:table-cell table:style-name="ce6"/>
          <table:table-cell table:style-name="ce6" table:formula="of:=11*60" office:value-type="float" office:value="660" calcext:value-type="float">
            <text:p>660</text:p>
          </table:table-cell>
          <table:table-cell table:style-name="ce6" office:value-type="float" office:value="3.27" calcext:value-type="float">
            <office:annotation draw:style-name="gr1" draw:text-style-name="P2" svg:width="1.1413in" svg:height="0.7083in" svg:x="4.1035in" svg:y="0.178in" draw:caption-point-x="-0.2402in" draw:caption-point-y="0.1815in">
              <dc:date>2021-02-09T00:00:00</dc:date>
              <text:p text:style-name="P1"><text:span text:style-name="T1">Power directly given in paper</text:span></text:p>
            </office:annotation>
            <text:p>3.27</text:p>
          </table:table-cell>
          <table:table-cell table:style-name="ce11" table:formula="of:=SQRT([.F3]/VLOOKUP(&quot;rho_a&quot;; [$constants.A$1:.B$1048576]; 2; 0))" office:value-type="float" office:value="0.180831413200251" calcext:value-type="float">
            <text:p>0.1808</text:p>
          </table:table-cell>
          <table:table-cell table:style-name="ce10" table:formula="of:=[.B3]*VLOOKUP(&quot;g&quot;; [$constants.A$1:.B$1048576]; 2;0) / (1000*[.F3])" office:value-type="float" office:value="0.0525" calcext:value-type="float">
            <text:p>0.05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6" office:value-type="string" calcext:value-type="string">
            <text:p>crazyflie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137" calcext:value-type="float">
            <text:p>0.137</text:p>
          </table:table-cell>
          <table:table-cell table:style-name="ce6" table:formula="of:=3.7*0.24*3600" office:value-type="float" office:value="3196.8" calcext:value-type="float">
            <text:p>3196.8</text:p>
          </table:table-cell>
          <table:table-cell table:style-name="ce6" table:formula="of:=6*60" office:value-type="float" office:value="360" calcext:value-type="float">
            <text:p>360</text:p>
          </table:table-cell>
          <table:table-cell table:style-name="ce6" table:formula="of:=[.D4]/[.E4]" office:value-type="float" office:value="8.88" calcext:value-type="float">
            <text:p>8.88</text:p>
          </table:table-cell>
          <table:table-cell table:style-name="ce11" table:formula="of:=SQRT([.F4]/VLOOKUP(&quot;rho_a&quot;; [$constants.A$1:.B$1048576]; 2; 0))" office:value-type="float" office:value="0.297993288515027" calcext:value-type="float">
            <text:p>0.2980</text:p>
          </table:table-cell>
          <table:table-cell table:style-name="ce10" table:formula="of:=[.B4]*VLOOKUP(&quot;g&quot;; [$constants.A$1:.B$1048576]; 2;0) / (1000*[.F4])" office:value-type="float" office:value="0.0331418918918919" calcext:value-type="float">
            <text:p>0.03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6" office:value-type="string" calcext:value-type="string">
            <text:p>parrotardrone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table:formula="of:=11.1*1*3600" office:value-type="float" office:value="39960" calcext:value-type="float">
            <text:p>39960</text:p>
          </table:table-cell>
          <table:table-cell table:style-name="ce6" table:formula="of:=12*60" office:value-type="float" office:value="720" calcext:value-type="float">
            <text:p>720</text:p>
          </table:table-cell>
          <table:table-cell table:style-name="ce10" table:formula="of:=[.D5]/[.E5]" office:value-type="float" office:value="55.5" calcext:value-type="float">
            <text:p>55.50</text:p>
          </table:table-cell>
          <table:table-cell table:style-name="ce11" table:formula="of:=SQRT([.F5]/VLOOKUP(&quot;rho_a&quot;; [$constants.A$1:.B$1048576]; 2; 0))" office:value-type="float" office:value="0.744983221287567" calcext:value-type="float">
            <text:p>0.7450</text:p>
          </table:table-cell>
          <table:table-cell table:style-name="ce10" table:formula="of:=[.B5]*VLOOKUP(&quot;g&quot;; [$constants.A$1:.B$1048576]; 2;0) / (1000*[.F5])" office:value-type="float" office:value="0.0707027027027027" calcext:value-type="float">
            <text:p>0.07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6" office:value-type="string" calcext:value-type="string">
            <text:p>asctechummingbird</text:p>
          </table:table-cell>
          <table:table-cell table:style-name="ce6" office:value-type="float" office:value="710" calcext:value-type="float">
            <text:p>710</text:p>
          </table:table-cell>
          <table:table-cell table:style-name="ce6" office:value-type="float" office:value="0.54" calcext:value-type="float">
            <text:p>0.54</text:p>
          </table:table-cell>
          <table:table-cell table:style-name="ce6" table:formula="of:=11.1*2.1*3600" office:value-type="float" office:value="83916" calcext:value-type="float">
            <text:p>83916</text:p>
          </table:table-cell>
          <table:table-cell table:style-name="ce6" table:formula="of:=12*60" office:value-type="float" office:value="720" calcext:value-type="float">
            <text:p>720</text:p>
          </table:table-cell>
          <table:table-cell table:style-name="ce10" table:formula="of:=[.D6]/[.E6]" office:value-type="float" office:value="116.55" calcext:value-type="float">
            <text:p>116.55</text:p>
          </table:table-cell>
          <table:table-cell table:style-name="ce11" table:formula="of:=SQRT([.F6]/VLOOKUP(&quot;rho_a&quot;; [$constants.A$1:.B$1048576]; 2; 0))" office:value-type="float" office:value="1.07958325292679" calcext:value-type="float">
            <text:p>1.0796</text:p>
          </table:table-cell>
          <table:table-cell table:style-name="ce10" table:formula="of:=[.B6]*VLOOKUP(&quot;g&quot;; [$constants.A$1:.B$1048576]; 2;0) / (1000*[.F6])" office:value-type="float" office:value="0.0597606177606178" calcext:value-type="float">
            <text:p>0.06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6" office:value-type="string" calcext:value-type="string">
            <text:p>asctecfirefly</text:p>
          </table:table-cell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0.665" calcext:value-type="float">
            <text:p>0.665</text:p>
          </table:table-cell>
          <table:table-cell table:style-name="ce6" table:formula="of:=11.1*4.9*3600" office:value-type="float" office:value="195804" calcext:value-type="float">
            <text:p>195804</text:p>
          </table:table-cell>
          <table:table-cell table:style-name="ce6" table:formula="of:=13*60" office:value-type="float" office:value="780" calcext:value-type="float">
            <text:p>780</text:p>
          </table:table-cell>
          <table:table-cell table:style-name="ce10" table:formula="of:=[.D7]/[.E7]" office:value-type="float" office:value="251.030769230769" calcext:value-type="float">
            <text:p>251.03</text:p>
          </table:table-cell>
          <table:table-cell table:style-name="ce11" table:formula="of:=SQRT([.F7]/VLOOKUP(&quot;rho_a&quot;; [$constants.A$1:.B$1048576]; 2; 0))" office:value-type="float" office:value="1.58439505563092" calcext:value-type="float">
            <text:p>1.5844</text:p>
          </table:table-cell>
          <table:table-cell table:style-name="ce10" table:formula="of:=[.B7]*VLOOKUP(&quot;g&quot;; [$constants.A$1:.B$1048576]; 2;0) / (1000*[.F7])" office:value-type="float" office:value="0.0625261996690568" calcext:value-type="float">
            <text:p>0.06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6" office:value-type="string" calcext:value-type="string">
            <text:p>altura zenith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1.1" calcext:value-type="float">
            <text:p>1.1</text:p>
          </table:table-cell>
          <table:table-cell table:style-name="ce6" table:formula="of:=22.2*16.6*3600" office:value-type="float" office:value="1326672" calcext:value-type="float">
            <text:p>1326672</text:p>
          </table:table-cell>
          <table:table-cell table:style-name="ce6" table:formula="of:=30*60" office:value-type="float" office:value="1800" calcext:value-type="float">
            <text:p>1800</text:p>
          </table:table-cell>
          <table:table-cell table:style-name="ce10" table:formula="of:=[.D8]/[.E8]" office:value-type="float" office:value="737.04" calcext:value-type="float">
            <text:p>737.04</text:p>
          </table:table-cell>
          <table:table-cell table:style-name="ce11" table:formula="of:=SQRT([.F8]/VLOOKUP(&quot;rho_a&quot;; [$constants.A$1:.B$1048576]; 2; 0))" office:value-type="float" office:value="2.71484806204694" calcext:value-type="float">
            <text:p>2.7148</text:p>
          </table:table-cell>
          <table:table-cell table:style-name="ce10" table:formula="of:=[.B8]*VLOOKUP(&quot;g&quot;; [$constants.A$1:.B$1048576]; 2;0) / (1000*[.F8])" office:value-type="float" office:value="0.0612259850211657" calcext:value-type="float">
            <text:p>0.06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7">
          <table:table-cell table:style-name="Default" table:number-columns-repeated="2"/>
          <table:table-cell table:style-name="ce8"/>
          <table:table-cell table:number-columns-repeated="1021"/>
        </table:table-row>
        <table:table-row table:style-name="ro1" table:number-rows-repeated="13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number-columns-repeated="1021" table:default-cell-style-name="ce7"/>
        <table:table-row table:style-name="ro1">
          <table:table-cell table:style-name="ce14" office:value-type="string" calcext:value-type="string">
            <text:p>constants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rho_a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area power density of solar array, assumes 30% efficiency cells, 1/3 sun at 1000 W/m^2 for full sun (W/m^2)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g</text:p>
          </table:table-cell>
          <table:table-cell table:style-name="ce15" office:value-type="float" office:value="9.81" calcext:value-type="float">
            <text:p>9.81</text:p>
          </table:table-cell>
          <table:table-cell table:style-name="ce15" office:value-type="string" calcext:value-type="string">
            <text:p>acceleration due to gravity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bol meanings" table:style-name="ta1">
        <table:table-column table:style-name="co6" table:default-cell-style-name="ce7"/>
        <table:table-column table:style-name="co12" table:default-cell-style-name="ce7"/>
        <table:table-column table:style-name="co8" table:number-columns-repeated="1022" table:default-cell-style-name="ce7"/>
        <table:table-row table:style-name="ro1"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mas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characteristic length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battery capacit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light tim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power required for hove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_a</text:p>
          </table:table-cell>
          <table:table-cell table:style-name="ce6" office:value-type="string" calcext:value-type="string">
            <text:p>size of PV cells required for continuous fligh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ta_p</text:p>
          </table:table-cell>
          <table:table-cell table:style-name="ce6" office:value-type="string" calcext:value-type="string">
            <text:p>power efficiency of robot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I8">
          <table:sort>
            <table:sort-by table:field-number="1" table:data-type="automatic"/>
          </table:sort>
        </table:database-range>
        <table:database-range table:name="__Anonymous_Sheet_DB__1" table:target-range-address="data_old.A1:data_old.I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1:44:56.289358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0:31:27.100220911</meta:creation-date>
    <dc:date>2021-02-11T13:02:14.485940782</dc:date>
    <meta:editing-duration>PT3H30M40S</meta:editing-duration>
    <meta:editing-cycles>27</meta:editing-cycles>
    <meta:generator>LibreOffice/7.1.0.3$Linux_X86_64 LibreOffice_project/10$Build-3</meta:generator>
    <meta:document-statistic meta:table-count="4" meta:cell-count="154" meta:object-count="0"/>
  </office:meta>
</office:document-meta>
</file>